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7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argo Musl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rgo Gemel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tura P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argo Pie Atras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α</text:p>
          </table:table-cell>
          <table:table-cell/>
          <table:table-cell table:style-name="ce1" office:value-type="string" calcext:value-type="string">
            <text:p>β</text:p>
          </table:table-cell>
          <table:table-cell/>
          <table:table-cell table:style-name="ce1" office:value-type="string" calcext:value-type="string">
            <text:p>δ</text:p>
          </table:table-cell>
          <table:table-cell/>
          <table:table-cell office:value-type="string" calcext:value-type="string">
            <text:p>Largo Pie Adelante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ltura de Cadera H= Alto Pie + LG*cos(<text:span text:style-name="T1">δ)+LM*cos(δ-β)</text:span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linacion Torso <text:span text:style-name="T1">θ = α-β+δ</text:span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nto bajo del pie B= LM*cos(<text:span text:style-name="T1">α</text:span>)+LG*cos(α-β)+AP*cos(α-β+δ)+(LPAd v LPAt) * ||sen(α-β+δ)||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go Paso L = LM*cos(α) + LG*cos(α-β)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osición 1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Posición 2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Posición 3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Posición 4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Posición 5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>
            <text:p>Pierna Der</text:p>
          </table:table-cell>
          <table:table-cell table:style-name="ce3" office:value-type="string" calcext:value-type="string">
            <text:p>Pierna Izq</text:p>
          </table:table-cell>
          <table:table-cell table:style-name="ce3" office:value-type="string" calcext:value-type="string">
            <text:p>Pierna Der</text:p>
          </table:table-cell>
          <table:table-cell table:style-name="ce3" office:value-type="string" calcext:value-type="string">
            <text:p>Pierna Izq</text:p>
          </table:table-cell>
          <table:table-cell table:style-name="ce3" office:value-type="string" calcext:value-type="string">
            <text:p>Pierna Der</text:p>
          </table:table-cell>
          <table:table-cell table:style-name="ce3" office:value-type="string" calcext:value-type="string">
            <text:p>Pierna Izq</text:p>
          </table:table-cell>
          <table:table-cell table:style-name="ce3" office:value-type="string" calcext:value-type="string">
            <text:p>Pierna Der</text:p>
          </table:table-cell>
          <table:table-cell table:style-name="ce3" office:value-type="string" calcext:value-type="string">
            <text:p>Pierna Izq</text:p>
          </table:table-cell>
          <table:table-cell table:style-name="ce3" office:value-type="string" calcext:value-type="string">
            <text:p>Pierna Der</text:p>
          </table:table-cell>
          <table:table-cell table:style-name="ce3" office:value-type="string" calcext:value-type="string">
            <text:p>Pierna Izq</text:p>
          </table:table-cell>
        </table:table-row>
        <table:table-row table:style-name="ro1">
          <table:table-cell table:style-name="ce1" office:value-type="string" calcext:value-type="string">
            <text:p>α</text:p>
          </table:table-cell>
          <table:table-cell table:style-name="ce4" office:value-type="float" office:value="15" calcext:value-type="float">
            <text:p>15.00</text:p>
          </table:table-cell>
          <table:table-cell table:style-name="ce6" office:value-type="float" office:value="10" calcext:value-type="float">
            <text:p>10.00</text:p>
          </table:table-cell>
          <table:table-cell table:style-name="ce4" office:value-type="float" office:value="30" calcext:value-type="float">
            <text:p>30.00</text:p>
          </table:table-cell>
          <table:table-cell table:style-name="ce6" office:value-type="float" office:value="10" calcext:value-type="float">
            <text:p>10.00</text:p>
          </table:table-cell>
          <table:table-cell table:style-name="ce4" office:value-type="float" office:value="75" calcext:value-type="float">
            <text:p>75.00</text:p>
          </table:table-cell>
          <table:table-cell table:style-name="ce6" office:value-type="float" office:value="-30" calcext:value-type="float">
            <text:p>-30.00</text:p>
          </table:table-cell>
          <table:table-cell table:style-name="ce4"/>
          <table:table-cell table:style-name="ce6"/>
          <table:table-cell table:style-name="ce4"/>
          <table:table-cell table:style-name="ce6"/>
        </table:table-row>
        <table:table-row table:style-name="ro1">
          <table:table-cell table:style-name="ce1" office:value-type="string" calcext:value-type="string">
            <text:p>β</text:p>
          </table:table-cell>
          <table:table-cell table:style-name="ce4" office:value-type="float" office:value="45" calcext:value-type="float">
            <text:p>45.00</text:p>
          </table:table-cell>
          <table:table-cell table:style-name="ce6" office:value-type="float" office:value="5" calcext:value-type="float">
            <text:p>5.00</text:p>
          </table:table-cell>
          <table:table-cell table:style-name="ce4" office:value-type="float" office:value="60" calcext:value-type="float">
            <text:p>60.00</text:p>
          </table:table-cell>
          <table:table-cell table:style-name="ce6" office:value-type="float" office:value="5" calcext:value-type="float">
            <text:p>5.00</text:p>
          </table:table-cell>
          <table:table-cell table:style-name="ce4" office:value-type="float" office:value="55" calcext:value-type="float">
            <text:p>55.00</text:p>
          </table:table-cell>
          <table:table-cell table:style-name="ce6" office:value-type="float" office:value="15" calcext:value-type="float">
            <text:p>15.00</text:p>
          </table:table-cell>
          <table:table-cell table:style-name="ce4"/>
          <table:table-cell table:style-name="ce6"/>
          <table:table-cell table:style-name="ce4"/>
          <table:table-cell table:style-name="ce6"/>
        </table:table-row>
        <table:table-row table:style-name="ro1">
          <table:table-cell table:style-name="ce1" office:value-type="string" calcext:value-type="string">
            <text:p>δ</text:p>
          </table:table-cell>
          <table:table-cell table:style-name="ce4" office:value-type="float" office:value="15" calcext:value-type="float">
            <text:p>15.00</text:p>
          </table:table-cell>
          <table:table-cell table:style-name="ce6" office:value-type="float" office:value="5" calcext:value-type="float">
            <text:p>5.00</text:p>
          </table:table-cell>
          <table:table-cell table:style-name="ce4" office:value-type="float" office:value="30" calcext:value-type="float">
            <text:p>30.00</text:p>
          </table:table-cell>
          <table:table-cell table:style-name="ce6" office:value-type="float" office:value="5" calcext:value-type="float">
            <text:p>5.00</text:p>
          </table:table-cell>
          <table:table-cell table:style-name="ce4" office:value-type="float" office:value="20" calcext:value-type="float">
            <text:p>20.00</text:p>
          </table:table-cell>
          <table:table-cell table:style-name="ce6" office:value-type="float" office:value="5" calcext:value-type="float">
            <text:p>5.00</text:p>
          </table:table-cell>
          <table:table-cell table:style-name="ce4"/>
          <table:table-cell table:style-name="ce6"/>
          <table:table-cell table:style-name="ce4"/>
          <table:table-cell table:style-name="ce6"/>
        </table:table-row>
        <table:table-row table:style-name="ro1">
          <table:table-cell office:value-type="string" calcext:value-type="string">
            <text:p>H</text:p>
          </table:table-cell>
          <table:table-cell table:style-name="ce4" table:formula="of:=[.$F$1]+[.$D$1]*COS(RADIANS([.B$16]))+[.$B$1]*COS(RADIANS([.B$16]-[.B$15]))" office:value-type="float" office:value="244.834147608821" calcext:value-type="float">
            <text:p>244.83</text:p>
          </table:table-cell>
          <table:table-cell table:style-name="ce6" table:formula="of:=[.$F$1]+[.$D$1]*COS(RADIANS([.C$16]))+[.$B$1]*COS(RADIANS([.C$16]-[.C$15]))" office:value-type="float" office:value="264.543363771009" calcext:value-type="float">
            <text:p>264.54</text:p>
          </table:table-cell>
          <table:table-cell table:style-name="ce4" table:formula="of:=[.$F$1]+[.$D$1]*COS(RADIANS([.D$16]))+[.$B$1]*COS(RADIANS([.D$16]-[.D$15]))" office:value-type="float" office:value="232.846096908265" calcext:value-type="float">
            <text:p>232.85</text:p>
          </table:table-cell>
          <table:table-cell table:style-name="ce6" table:formula="of:=[.$F$1]+[.$D$1]*COS(RADIANS([.E$16]))+[.$B$1]*COS(RADIANS([.E$16]-[.E$15]))" office:value-type="float" office:value="264.543363771009" calcext:value-type="float">
            <text:p>264.54</text:p>
          </table:table-cell>
          <table:table-cell table:style-name="ce4" table:formula="of:=[.$F$1]+[.$D$1]*COS(RADIANS([.F$16]))+[.$B$1]*COS(RADIANS([.F$16]-[.F$15]))" office:value-type="float" office:value="236.061359808988" calcext:value-type="float">
            <text:p>236.06</text:p>
          </table:table-cell>
          <table:table-cell table:style-name="ce6" table:formula="of:=[.$F$1]+[.$D$1]*COS(RADIANS([.G$16]))+[.$B$1]*COS(RADIANS([.G$16]-[.G$15]))" office:value-type="float" office:value="262.720294132474" calcext:value-type="float">
            <text:p>262.72</text:p>
          </table:table-cell>
          <table:table-cell table:style-name="ce4" table:formula="of:=[.$F$1]+[.$D$1]*COS(RADIANS([.H$16]))+[.$B$1]*COS(RADIANS([.H$16]-[.H$15]))" office:value-type="float" office:value="265" calcext:value-type="float">
            <text:p>265.00</text:p>
          </table:table-cell>
          <table:table-cell table:style-name="ce6" table:formula="of:=[.$F$1]+[.$D$1]*COS(RADIANS([.I$16]))+[.$B$1]*COS(RADIANS([.I$16]-[.I$15]))" office:value-type="float" office:value="265" calcext:value-type="float">
            <text:p>265.00</text:p>
          </table:table-cell>
          <table:table-cell table:style-name="ce4" table:formula="of:=[.$F$1]+[.$D$1]*COS(RADIANS([.J$16]))+[.$B$1]*COS(RADIANS([.J$16]-[.J$15]))" office:value-type="float" office:value="265" calcext:value-type="float">
            <text:p>265.00</text:p>
          </table:table-cell>
          <table:table-cell table:style-name="ce6" table:formula="of:=[.$F$1]+[.$D$1]*COS(RADIANS([.K$16]))+[.$B$1]*COS(RADIANS([.K$16]-[.K$15]))" office:value-type="float" office:value="265" calcext:value-type="float">
            <text:p>265.00</text:p>
          </table:table-cell>
        </table:table-row>
        <table:table-row table:style-name="ro1">
          <table:table-cell table:style-name="ce1" office:value-type="string" calcext:value-type="string">
            <text:p>θ</text:p>
          </table:table-cell>
          <table:table-cell table:style-name="ce4" table:formula="of:=[.B16]-[.B15]+[.B14]" office:value-type="float" office:value="-15" calcext:value-type="float">
            <text:p>-15.00</text:p>
          </table:table-cell>
          <table:table-cell table:style-name="ce6" table:formula="of:=[.C16]-[.C15]+[.C14]" office:value-type="float" office:value="10" calcext:value-type="float">
            <text:p>10.00</text:p>
          </table:table-cell>
          <table:table-cell table:style-name="ce4" table:formula="of:=[.D16]-[.D15]+[.D14]" office:value-type="float" office:value="0" calcext:value-type="float">
            <text:p>0.00</text:p>
          </table:table-cell>
          <table:table-cell table:style-name="ce6" table:formula="of:=[.E16]-[.E15]+[.E14]" office:value-type="float" office:value="10" calcext:value-type="float">
            <text:p>10.00</text:p>
          </table:table-cell>
          <table:table-cell table:style-name="ce4" table:formula="of:=[.F16]-[.F15]+[.F14]" office:value-type="float" office:value="40" calcext:value-type="float">
            <text:p>40.00</text:p>
          </table:table-cell>
          <table:table-cell table:style-name="ce6" table:formula="of:=[.G16]-[.G15]+[.G14]" office:value-type="float" office:value="-40" calcext:value-type="float">
            <text:p>-40.00</text:p>
          </table:table-cell>
          <table:table-cell table:style-name="ce4" table:formula="of:=[.H16]-[.H15]+[.H14]" office:value-type="float" office:value="0" calcext:value-type="float">
            <text:p>0.00</text:p>
          </table:table-cell>
          <table:table-cell table:style-name="ce6" table:formula="of:=[.I16]-[.I15]+[.I14]" office:value-type="float" office:value="0" calcext:value-type="float">
            <text:p>0.00</text:p>
          </table:table-cell>
          <table:table-cell table:style-name="ce4" table:formula="of:=[.J16]-[.J15]+[.J14]" office:value-type="float" office:value="0" calcext:value-type="float">
            <text:p>0.00</text:p>
          </table:table-cell>
          <table:table-cell table:style-name="ce6" table:formula="of:=[.K16]-[.K15]+[.K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5" table:formula="of:=[.$B$1]*COS(RADIANS([.B$14]))+[.$D$1]*COS(RADIANS([.B$14]-[.B$15]))+[.$F$1]*COS(RADIANS([.B$14]-[.B$15]+[.B$16]))+IF([.B$14]-[.B$15]+[.B$16]&gt;0;[.$H$1]*SIN(RADIANS([.B$14]-[.B$15]+[.B$16]));[.$H$2]*(-SIN(RADIANS([.B$14]-[.B$15]+[.B$16]))))" office:value-type="float" office:value="260.805531197711" calcext:value-type="float">
            <text:p>260.81</text:p>
          </table:table-cell>
          <table:table-cell table:style-name="ce7" table:formula="of:=[.$B$1]*COS(RADIANS([.C$14]))+[.$D$1]*COS(RADIANS([.C$14]-[.C$15]))+[.$F$1]*COS(RADIANS([.C$14]-[.C$15]+[.C$16]))+IF([.C$14]-[.C$15]+[.C$16]&gt;0;[.$H$1]*SIN([.C$14]-[.C$15]+[.C$16]);[.$H$2]*(-SIN([.C$14]-[.C$15]+[.C$16])))" office:value-type="float" office:value="243.299749076652" calcext:value-type="float">
            <text:p>243.30</text:p>
          </table:table-cell>
          <table:table-cell table:style-name="ce5" table:formula="of:=[.$B$1]*COS(RADIANS([.D$14]))+[.$D$1]*COS(RADIANS([.D$14]-[.D$15]))+[.$F$1]*COS(RADIANS([.D$14]-[.D$15]+[.D$16]))+IF([.D$14]-[.D$15]+[.D$16]&gt;0;[.$H$1]*SIN([.D$14]-[.D$15]+[.D$16]);[.$H$2]*(-SIN([.D$14]-[.D$15]+[.D$16])))" office:value-type="float" office:value="232.846096908265" calcext:value-type="float">
            <text:p>232.85</text:p>
          </table:table-cell>
          <table:table-cell table:style-name="ce7" table:formula="of:=[.$B$1]*COS(RADIANS([.E$14]))+[.$D$1]*COS(RADIANS([.E$14]-[.E$15]))+[.$F$1]*COS(RADIANS([.E$14]-[.E$15]+[.E$16]))+IF([.E$14]-[.E$15]+[.E$16]&gt;0;[.$H$1]*SIN([.E$14]-[.E$15]+[.E$16]);[.$H$2]*(-SIN([.E$14]-[.E$15]+[.E$16])))" office:value-type="float" office:value="243.299749076652" calcext:value-type="float">
            <text:p>243.30</text:p>
          </table:table-cell>
          <table:table-cell table:style-name="ce5" table:formula="of:=[.$B$1]*COS(RADIANS([.F$14]))+[.$D$1]*COS(RADIANS([.F$14]-[.F$15]))+[.$F$1]*COS(RADIANS([.F$14]-[.F$15]+[.F$16]))+IF([.F$14]-[.F$15]+[.F$16]&gt;0;[.$H$1]*SIN([.F$14]-[.F$15]+[.F$16]);[.$H$2]*(-SIN([.F$14]-[.F$15]+[.F$16])))" office:value-type="float" office:value="189.051471601363" calcext:value-type="float">
            <text:p>189.05</text:p>
          </table:table-cell>
          <table:table-cell table:style-name="ce7" table:formula="of:=[.$B$1]*COS(RADIANS([.G$14]))+[.$D$1]*COS(RADIANS([.G$14]-[.G$15]))+[.$F$1]*COS(RADIANS([.G$14]-[.G$15]+[.G$16]))+IF([.G$14]-[.G$15]+[.G$16]&gt;0;[.$H$1]*SIN([.G$14]-[.G$15]+[.G$16]);[.$H$2]*(-SIN([.G$14]-[.G$15]+[.G$16])))" office:value-type="float" office:value="256.35932870565" calcext:value-type="float">
            <text:p>256.36</text:p>
          </table:table-cell>
          <table:table-cell table:style-name="ce5" table:formula="of:=[.$B$1]*COS(RADIANS([.H$14]))+[.$D$1]*COS(RADIANS([.H$14]-[.H$15]))+[.$F$1]*COS(RADIANS([.H$14]-[.H$15]+[.H$16]))+IF([.H$14]-[.H$15]+[.H$16]&gt;0;[.$H$1]*SIN([.H$14]-[.H$15]+[.H$16]);[.$H$2]*(-SIN([.H$14]-[.H$15]+[.H$16])))" office:value-type="float" office:value="265" calcext:value-type="float">
            <text:p>265.00</text:p>
          </table:table-cell>
          <table:table-cell table:style-name="ce7" table:formula="of:=[.$B$1]*COS(RADIANS([.I$14]))+[.$D$1]*COS(RADIANS([.I$14]-[.I$15]))+[.$F$1]*COS(RADIANS([.I$14]-[.I$15]+[.I$16]))+IF([.I$14]-[.I$15]+[.I$16]&gt;0;[.$H$1]*SIN([.I$14]-[.I$15]+[.I$16]);[.$H$2]*(-SIN([.I$14]-[.I$15]+[.I$16])))" office:value-type="float" office:value="265" calcext:value-type="float">
            <text:p>265.00</text:p>
          </table:table-cell>
          <table:table-cell table:style-name="ce5" table:formula="of:=[.$B$1]*COS(RADIANS([.J$14]))+[.$D$1]*COS(RADIANS([.J$14]-[.J$15]))+[.$F$1]*COS(RADIANS([.J$14]-[.J$15]+[.J$16]))+IF([.J$14]-[.J$15]+[.J$16]&gt;0;[.$H$1]*SIN([.J$14]-[.J$15]+[.J$16]);[.$H$2]*(-SIN([.J$14]-[.J$15]+[.J$16])))" office:value-type="float" office:value="265" calcext:value-type="float">
            <text:p>265.00</text:p>
          </table:table-cell>
          <table:table-cell table:style-name="ce7" table:formula="of:=[.$B$1]*COS(RADIANS([.K$14]))+[.$D$1]*COS(RADIANS([.K$14]-[.K$15]))+[.$F$1]*COS(RADIANS([.K$14]-[.K$15]+[.K$16]))+IF([.K$14]-[.K$15]+[.K$16]&gt;0;[.$H$1]*SIN([.K$14]-[.K$15]+[.K$16]);[.$H$2]*(-SIN([.K$14]-[.K$15]+[.K$16])))" office:value-type="float" office:value="265" calcext:value-type="float">
            <text:p>265.0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4" table:formula="of:=[.$B$1]*SIN(RADIANS([.B$14]))+[.$D$1]*SIN(RADIANS([.B$14]-[.B$15]))" office:value-type="float" office:value="-28.9417145876975" calcext:value-type="float">
            <text:p>-28.94</text:p>
          </table:table-cell>
          <table:table-cell table:style-name="ce4" table:formula="of:=[.$B$1]*SIN(RADIANS([.C$14]))+[.$D$1]*SIN(RADIANS([.C$14]-[.C$15]))" office:value-type="float" office:value="31.2964704497506" calcext:value-type="float">
            <text:p>31.30</text:p>
          </table:table-cell>
          <table:table-cell table:style-name="ce4" table:formula="of:=[.$B$1]*SIN(RADIANS([.D$14]))+[.$D$1]*SIN(RADIANS([.D$14]-[.D$15]))" office:value-type="float" office:value="0" calcext:value-type="float">
            <text:p>0.00</text:p>
          </table:table-cell>
          <table:table-cell table:style-name="ce4" table:formula="of:=[.$B$1]*SIN(RADIANS([.E$14]))+[.$D$1]*SIN(RADIANS([.E$14]-[.E$15]))" office:value-type="float" office:value="31.2964704497506" calcext:value-type="float">
            <text:p>31.30</text:p>
          </table:table-cell>
          <table:table-cell table:style-name="ce4" table:formula="of:=[.$B$1]*SIN(RADIANS([.F$14]))+[.$D$1]*SIN(RADIANS([.F$14]-[.F$15]))" office:value-type="float" office:value="156.953516353768" calcext:value-type="float">
            <text:p>156.95</text:p>
          </table:table-cell>
          <table:table-cell table:style-name="ce4" table:formula="of:=[.$B$1]*SIN(RADIANS([.G$14]))+[.$D$1]*SIN(RADIANS([.G$14]-[.G$15]))" office:value-type="float" office:value="-144.852813742386" calcext:value-type="float">
            <text:p>-144.85</text:p>
          </table:table-cell>
          <table:table-cell table:style-name="ce4" table:formula="of:=[.$B$1]*SIN(RADIANS([.H$14]))+[.$D$1]*SIN(RADIANS([.H$14]-[.H$15]))" office:value-type="float" office:value="0" calcext:value-type="float">
            <text:p>0.00</text:p>
          </table:table-cell>
          <table:table-cell table:style-name="ce4" table:formula="of:=[.$B$1]*SIN(RADIANS([.I$14]))+[.$D$1]*SIN(RADIANS([.I$14]-[.I$15]))" office:value-type="float" office:value="0" calcext:value-type="float">
            <text:p>0.00</text:p>
          </table:table-cell>
          <table:table-cell table:style-name="ce4" table:formula="of:=[.$B$1]*SIN(RADIANS([.J$14]))+[.$D$1]*SIN(RADIANS([.J$14]-[.J$15]))" office:value-type="float" office:value="0" calcext:value-type="float">
            <text:p>0.00</text:p>
          </table:table-cell>
          <table:table-cell table:style-name="ce4" table:formula="of:=[.$B$1]*SIN(RADIANS([.K$14]))+[.$D$1]*SIN(RADIANS([.K$14]-[.K$15]))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9:29:39.868850903</meta:creation-date>
    <dc:date>2019-02-08T21:38:25.737828993</dc:date>
    <meta:editing-duration>PT14M35S</meta:editing-duration>
    <meta:editing-cycles>6</meta:editing-cycles>
    <meta:generator>LibreOffice/6.0.7.3$Linux_X86_64 LibreOffice_project/00m0$Build-3</meta:generator>
    <meta:document-statistic meta:table-count="1" meta:cell-count="97" meta:object-count="0"/>
  </office:meta>
</office:document-meta>
</file>